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text-properties style:font-name="David CLM" officeooo:paragraph-rsid="06e350b0" style:font-name-complex="David CLM"/>
    </style:style>
    <style:style style:name="P4" style:family="paragraph" style:parent-style-name="Text_20_body">
      <style:text-properties style:font-name="David CLM" officeooo:paragraph-rsid="06d96135" style:font-name-complex="David CLM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P6" style:family="paragraph" style:parent-style-name="Text_20_body">
      <style:paragraph-properties fo:line-height="100%"/>
      <style:text-properties style:font-name="David CLM" officeooo:rsid="04af6545" officeooo:paragraph-rsid="07238840" style:font-name-complex="David CLM"/>
    </style:style>
    <style:style style:name="P7" style:family="paragraph" style:parent-style-name="Standard">
      <style:text-properties style:font-name="David CLM" fo:language="en" fo:country="US" officeooo:rsid="06f045a7" officeooo:paragraph-rsid="06f045a7" style:font-size-asian="10.5pt" style:font-name-complex="David CLM" style:font-weight-complex="normal"/>
    </style:style>
    <style:style style:name="P8" style:family="paragraph" style:parent-style-name="Standard">
      <style:text-properties style:font-name="David CLM" fo:language="en" fo:country="US" fo:font-weight="bold" officeooo:rsid="06f045a7" officeooo:paragraph-rsid="071d5466" style:font-size-asian="10.5pt" style:font-weight-asian="bold" style:font-name-complex="David CLM" style:font-weight-complex="bold"/>
    </style:style>
    <style:style style:name="P9" style:family="paragraph" style:parent-style-name="Heading_20_2">
      <style:text-properties officeooo:paragraph-rsid="06853da4"/>
    </style:style>
    <style:style style:name="P10" style:family="paragraph" style:parent-style-name="Heading_20_2">
      <style:text-properties officeooo:paragraph-rsid="06b30e6b"/>
    </style:style>
    <style:style style:name="P11" style:family="paragraph" style:parent-style-name="Standard">
      <style:text-properties officeooo:paragraph-rsid="06f045a7"/>
    </style:style>
    <style:style style:name="P12" style:family="paragraph" style:parent-style-name="Standard">
      <style:text-properties officeooo:rsid="071d5466" officeooo:paragraph-rsid="071d5466"/>
    </style:style>
    <style:style style:name="P13" style:family="paragraph" style:parent-style-name="Heading_20_2">
      <style:text-properties officeooo:paragraph-rsid="07238840"/>
    </style:style>
    <style:style style:name="P14" style:family="paragraph" style:parent-style-name="Text_20_body">
      <style:text-properties officeooo:rsid="07238840" officeooo:paragraph-rsid="07238840"/>
    </style:style>
    <style:style style:name="P15" style:family="paragraph" style:parent-style-name="Text_20_body">
      <style:text-properties officeooo:rsid="07246821" officeooo:paragraph-rsid="07246821"/>
    </style:style>
    <style:style style:name="P16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P17" style:family="paragraph" style:parent-style-name="Heading_20_2">
      <style:text-properties style:font-name="David CLM" fo:language="en" fo:country="US" officeooo:rsid="0695d5d1" officeooo:paragraph-rsid="06f4b7fe" style:font-size-asian="10.5pt" style:font-name-complex="David CLM" style:font-weight-complex="normal"/>
    </style:style>
    <style:style style:name="P18" style:family="paragraph" style:parent-style-name="Heading_20_2">
      <style:text-properties style:font-name="David CLM" officeooo:paragraph-rsid="072d05bb" style:font-name-complex="David CLM"/>
    </style:style>
    <style:style style:name="P19" style:family="paragraph" style:parent-style-name="Heading_20_2">
      <style:text-properties officeooo:paragraph-rsid="06ff5336"/>
    </style:style>
    <style:style style:name="P20" style:family="paragraph" style:parent-style-name="Heading_20_2">
      <style:text-properties officeooo:paragraph-rsid="0736d256"/>
    </style:style>
    <style:style style:name="P21" style:family="paragraph" style:parent-style-name="Standard">
      <style:text-properties style:font-name="David CLM" officeooo:rsid="06e350b0" officeooo:paragraph-rsid="06e350b0" style:font-size-asian="10.5pt" style:font-name-complex="David CLM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7337206" style:font-style-asian="normal" style:font-style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736d256" style:font-style-asian="norma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7337206" style:font-style-asian="norma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736d256" style:font-style-asian="normal" style:font-style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7337206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736d256" style:font-size-asian="10pt" style:font-style-asian="normal" style:font-size-complex="10pt" style:font-style-complex="normal"/>
    </style:style>
    <style:style style:name="P28" style:family="paragraph" style:parent-style-name="Text_20_body">
      <style:text-properties officeooo:rsid="0700a0f9" officeooo:paragraph-rsid="070161b8"/>
    </style:style>
    <style:style style:name="P29" style:family="paragraph" style:parent-style-name="Text_20_body">
      <style:text-properties officeooo:rsid="0700a0f9" officeooo:paragraph-rsid="07337206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72122b3" officeooo:paragraph-rsid="072b8a17" style:font-size-asian="10.5pt" style:font-name-complex="David CLM1" style:font-weight-complex="normal"/>
    </style:style>
    <style:style style:name="P31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72b8a17" officeooo:paragraph-rsid="072b8a17" style:font-size-asian="10.5pt" style:font-name-complex="David CLM1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72b8a17" officeooo:paragraph-rsid="0738a5f2" style:font-size-asian="10.5pt" style:font-name-complex="David CLM1" style:font-weight-complex="normal"/>
    </style:style>
    <style:style style:name="P33" style:family="paragraph" style:parent-style-name="Text_20_body">
      <style:text-properties officeooo:rsid="072d05bb" officeooo:paragraph-rsid="072d05bb"/>
    </style:style>
    <style:style style:name="P34" style:family="paragraph" style:parent-style-name="Text_20_body">
      <style:text-properties officeooo:paragraph-rsid="0731983f"/>
    </style:style>
    <style:style style:name="P35" style:family="paragraph" style:parent-style-name="Text_20_body">
      <style:text-properties officeooo:rsid="0731983f" officeooo:paragraph-rsid="0731983f"/>
    </style:style>
    <style:style style:name="P36" style:family="paragraph" style:parent-style-name="Text_20_body">
      <style:text-properties officeooo:rsid="0731983f" officeooo:paragraph-rsid="0736d256"/>
    </style:style>
    <style:style style:name="P37" style:family="paragraph" style:parent-style-name="Text_20_body">
      <style:text-properties officeooo:rsid="07337206" officeooo:paragraph-rsid="0736d256"/>
    </style:style>
    <style:style style:name="P38" style:family="paragraph" style:parent-style-name="Text_20_body">
      <style:text-properties officeooo:paragraph-rsid="0736d256"/>
    </style:style>
    <style:style style:name="P39" style:family="paragraph" style:parent-style-name="Text_20_body">
      <style:text-properties officeooo:rsid="07374e7f" officeooo:paragraph-rsid="07374e7f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loext:opacity="100%" fo:font-size="12pt" fo:font-style="normal" fo:font-weight="normal" officeooo:rsid="072d05bb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" style:family="text">
      <style:text-properties fo:color="#000000" loext:opacity="100%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loext:opacity="100%" style:font-name="David CLM" fo:font-size="12pt" fo:font-style="normal" fo:font-weight="normal" officeooo:rsid="072718e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loext:opacity="100%" style:font-name="David CLM" fo:font-size="12pt" fo:font-style="normal" fo:font-weight="normal" officeooo:rsid="06b8fe2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loext:opacity="100%" style:font-name="David CLM" fo:font-size="12pt" fo:font-style="normal" fo:font-weight="normal" officeooo:rsid="06f21fac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loext:opacity="100%" style:font-name="David CLM" fo:font-size="12pt" fo:font-style="normal" fo:font-weight="normal" officeooo:rsid="0731a979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loext:opacity="100%" style:font-name="David CLM" fo:font-size="12pt" fo:font-style="normal" fo:font-weight="normal" officeooo:rsid="0736d25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loext:opacity="100%" style:font-name="David CLM" fo:font-size="12pt" fo:font-style="normal" fo:font-weight="normal" officeooo:rsid="073a8f6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fo:color="#000000" loext:opacity="100%" style:font-name="David CLM" fo:font-size="12pt" fo:language="en" fo:country="US" fo:font-style="normal" fo:font-weight="normal" officeooo:rsid="0723884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4" style:family="text">
      <style:text-properties fo:color="#000000" loext:opacity="100%" style:font-name="David CLM" fo:font-size="12pt" fo:language="en" fo:country="US" fo:font-style="normal" fo:font-weight="normal" officeooo:rsid="0725c17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5" style:family="text">
      <style:text-properties officeooo:rsid="04af6545"/>
    </style:style>
    <style:style style:name="T16" style:family="text">
      <style:text-properties officeooo:rsid="06d96135"/>
    </style:style>
    <style:style style:name="T17" style:family="text">
      <style:text-properties fo:language="en" fo:country="US" officeooo:rsid="0658fae3" style:font-size-asian="10.5pt" style:font-weight-complex="normal"/>
    </style:style>
    <style:style style:name="T18" style:family="text">
      <style:text-properties fo:language="en" fo:country="US" officeooo:rsid="07238840" style:font-size-asian="10.5pt" style:font-weight-complex="normal"/>
    </style:style>
    <style:style style:name="T19" style:family="text">
      <style:text-properties fo:language="en" fo:country="US" officeooo:rsid="0695d5d1" style:font-size-asian="10.5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72f966d" style:font-size-asian="10.5pt" style:font-weight-asian="bold" style:font-weight-complex="bold"/>
    </style:style>
    <style:style style:name="T22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3" style:family="text">
      <style:text-properties officeooo:rsid="06ee30c7" style:font-size-asian="10.5pt" style:font-weight-complex="normal"/>
    </style:style>
    <style:style style:name="T24" style:family="text">
      <style:text-properties officeooo:rsid="06e350b0" style:font-size-asian="10.5pt" style:font-weight-complex="normal"/>
    </style:style>
    <style:style style:name="T25" style:family="text">
      <style:text-properties officeooo:rsid="06eff713" style:font-size-asian="10.5pt" style:font-weight-complex="normal"/>
    </style:style>
    <style:style style:name="T26" style:family="text">
      <style:text-properties officeooo:rsid="0721dfd3" style:font-size-asian="10.5pt" style:font-weight-complex="normal"/>
    </style:style>
    <style:style style:name="T27" style:family="text">
      <style:text-properties officeooo:rsid="072f966d" style:font-size-asian="10.5pt" style:font-weight-complex="normal"/>
    </style:style>
    <style:style style:name="T28" style:family="text">
      <style:text-properties style:font-name="David CLM" style:font-name-complex="David CLM"/>
    </style:style>
    <style:style style:name="T29" style:family="text">
      <style:text-properties style:font-name="David CLM" officeooo:rsid="07293dd6" style:font-name-complex="David CLM"/>
    </style:style>
    <style:style style:name="T30" style:family="text">
      <style:text-properties style:font-name="David CLM" officeooo:rsid="072f966d" style:font-name-complex="David CLM"/>
    </style:style>
    <style:style style:name="T31" style:family="text">
      <style:text-properties style:font-name="David CLM" officeooo:rsid="0731a979" style:font-name-complex="David CLM"/>
    </style:style>
    <style:style style:name="T32" style:family="text">
      <style:text-properties style:font-name="David CLM" officeooo:rsid="072122b3" style:font-name-complex="David CLM"/>
    </style:style>
    <style:style style:name="T33" style:family="text">
      <style:text-properties style:font-name="David CLM" officeooo:rsid="0736d256" style:font-name-complex="David CLM"/>
    </style:style>
    <style:style style:name="T34" style:family="text">
      <style:text-properties style:font-name="David CLM" officeooo:rsid="0738a5f2" style:font-name-complex="David CLM"/>
    </style:style>
    <style:style style:name="T35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36" style:family="text">
      <style:text-properties style:font-name="David CLM" fo:language="en" fo:country="US" officeooo:rsid="06f045a7" style:font-size-asian="10.5pt" style:font-name-complex="David CLM" style:font-weight-complex="normal"/>
    </style:style>
    <style:style style:name="T37" style:family="text">
      <style:text-properties style:font-name="David CLM" fo:language="en" fo:country="US" fo:font-weight="bold" officeooo:rsid="071a436b" style:font-size-asian="10.5pt" style:font-weight-asian="bold" style:font-name-complex="David CLM" style:font-weight-complex="bold"/>
    </style:style>
    <style:style style:name="T38" style:family="text">
      <style:text-properties style:font-name="David CLM" fo:language="en" fo:country="US" fo:font-weight="bold" officeooo:rsid="06f045a7" style:font-size-asian="10.5pt" style:font-weight-asian="bold" style:font-name-complex="David CLM" style:font-weight-complex="bold"/>
    </style:style>
    <style:style style:name="T39" style:family="text">
      <style:text-properties style:font-name="David CLM" style:font-size-asian="10.5pt" style:font-name-complex="David CLM" style:font-weight-complex="normal"/>
    </style:style>
    <style:style style:name="T40" style:family="text">
      <style:text-properties style:font-name="David CLM" officeooo:rsid="06f21fac" style:font-size-asian="10.5pt" style:font-name-complex="David CLM" style:font-weight-complex="normal"/>
    </style:style>
    <style:style style:name="T41" style:family="text">
      <style:text-properties style:font-name="David CLM" officeooo:rsid="06e30a42" style:font-size-asian="10.5pt" style:font-name-complex="David CLM" style:font-weight-complex="normal"/>
    </style:style>
    <style:style style:name="T42" style:family="text">
      <style:text-properties style:font-name="David CLM" officeooo:rsid="068311cf" style:font-size-asian="10.5pt" style:font-name-complex="David CLM" style:font-weight-complex="normal"/>
    </style:style>
    <style:style style:name="T43" style:family="text">
      <style:text-properties style:font-name="David CLM" officeooo:rsid="06f045a7" style:font-size-asian="10.5pt" style:font-name-complex="David CLM" style:font-weight-complex="normal"/>
    </style:style>
    <style:style style:name="T44" style:family="text">
      <style:text-properties style:font-name="David CLM" officeooo:rsid="0721dfd3" style:font-size-asian="10.5pt" style:font-name-complex="David CLM" style:font-weight-complex="normal"/>
    </style:style>
    <style:style style:name="T45" style:family="text">
      <style:text-properties style:font-name="David CLM" fo:font-weight="bold" style:font-size-asian="10.5pt" style:font-weight-asian="bold" style:font-name-complex="David CLM" style:font-weight-complex="bold"/>
    </style:style>
    <style:style style:name="T46" style:family="text">
      <style:text-properties style:font-name="David CLM" fo:font-weight="bold" officeooo:rsid="06e350b0" style:font-size-asian="10.5pt" style:font-weight-asian="bold" style:font-name-complex="David CLM" style:font-weight-complex="bold"/>
    </style:style>
    <style:style style:name="T47" style:family="text">
      <style:text-properties style:font-name="David CLM" fo:font-weight="bold" officeooo:rsid="06f045a7" style:font-size-asian="10.5pt" style:font-weight-asian="bold" style:font-name-complex="David CLM" style:font-weight-complex="bold"/>
    </style:style>
    <style:style style:name="T48" style:family="text">
      <style:text-properties style:font-name="David CLM" fo:font-weight="bold" officeooo:rsid="068311cf" style:font-size-asian="10.5pt" style:font-weight-asian="bold" style:font-name-complex="David CLM" style:font-weight-complex="bold"/>
    </style:style>
    <style:style style:name="T49" style:family="text">
      <style:text-properties style:font-name="David CLM" fo:font-weight="bold" style:font-weight-asian="bold" style:font-name-complex="David CLM" style:font-weight-complex="bold"/>
    </style:style>
    <style:style style:name="T50" style:family="text">
      <style:text-properties style:font-name="David CLM" fo:font-weight="bold" officeooo:rsid="0736d256" style:font-weight-asian="bold" style:font-name-complex="David CLM" style:font-weight-complex="bold"/>
    </style:style>
    <style:style style:name="T51" style:family="text">
      <style:text-properties style:font-name="David CLM" fo:font-style="normal" style:font-style-asian="normal" style:font-name-complex="David CLM" style:font-style-complex="normal"/>
    </style:style>
    <style:style style:name="T52" style:family="text">
      <style:text-properties officeooo:rsid="0715b753"/>
    </style:style>
    <style:style style:name="T53" style:family="text">
      <style:text-properties officeooo:rsid="072122b3"/>
    </style:style>
    <style:style style:name="T54" style:family="text">
      <style:text-properties officeooo:rsid="07246821"/>
    </style:style>
    <style:style style:name="T55" style:family="text">
      <style:text-properties officeooo:rsid="072718ea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text-underline-style="none" officeooo:rsid="07309586" style:font-style-asian="italic" style:font-style-complex="italic"/>
    </style:style>
    <style:style style:name="T58" style:family="text">
      <style:text-properties officeooo:rsid="072b8a17"/>
    </style:style>
    <style:style style:name="T59" style:family="text">
      <style:text-properties officeooo:rsid="07309586"/>
    </style:style>
    <style:style style:name="T60" style:family="text">
      <style:text-properties fo:font-style="normal" officeooo:rsid="07337206" style:font-style-asian="normal" style:font-style-complex="normal"/>
    </style:style>
    <style:style style:name="T61" style:family="text">
      <style:text-properties fo:font-style="normal" officeooo:rsid="073a8f6f" style:font-style-asian="normal" style:font-style-complex="normal"/>
    </style:style>
    <style:style style:name="T62" style:family="text">
      <style:text-properties fo:font-style="normal" style:text-underline-style="none" officeooo:rsid="07309586" style:font-style-asian="normal" style:font-style-complex="normal"/>
    </style:style>
    <style:style style:name="T63" style:family="text">
      <style:text-properties fo:font-style="normal" style:text-underline-style="none" officeooo:rsid="0731983f" style:font-style-asian="normal" style:font-style-complex="normal"/>
    </style:style>
    <style:style style:name="T64" style:family="text">
      <style:text-properties officeooo:rsid="07337206"/>
    </style:style>
    <style:style style:name="T65" style:family="text">
      <style:text-properties officeooo:rsid="06ef9441"/>
    </style:style>
    <style:style style:name="T66" style:family="text">
      <style:text-properties officeooo:rsid="073502f8"/>
    </style:style>
    <style:style style:name="T67" style:family="text">
      <style:text-properties officeooo:rsid="07374e7f"/>
    </style:style>
    <style:style style:name="T68" style:family="text">
      <style:text-properties officeooo:rsid="0738a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">מטלה</text:span><text:span text:style-name="T15"> –</text:span><text:span text:style-name="T2"> חלוק</text:span><text:span text:style-name="T22">ה מיטבית של</text:span><text:span text:style-name="T2"> חפצים בדידים</text:span></text:h>
      <text:p text:style-name="P13"><text:span text:style-name="T35">שאלה </text:span><text:span text:style-name="T13">0 (</text:span><text:span text:style-name="T14">רשות – תוספת </text:span><text:span text:style-name="T13">2 נקודות):</text:span><text:span text:style-name="T35"> </text:span><text:span text:style-name="T13">אלגוריתם חלוקה הוגנת של קורסים</text:span></text:p>
      <text:p text:style-name="P14">היכנסו לחשבון שלכם באתר חלוקת הקורסים, שנרשמתם אליו בשבוע שעבר. אתם אמורים לראות <text:span text:style-name="T54">בלשונית "תוצאות" </text:span>את תוצאות אלגוריתם החלוקה. </text:p>
      <text:p text:style-name="P15">א. נסו לשער, מתוך ההסברים, מה האלגוריתם שהופעל? <text:span text:style-name="T55">(</text:span>זה <text:span text:style-name="T20">לא </text:span>אחד מהאלגוריתמים שנלמדו בשיעור, אבל הוא דומה).</text:p>
      <text:p text:style-name="P15">ב. הוכיחו שהאלגוריתם מחזיר חלוקה EF1.</text:p>
      <text:p text:style-name="P15">ג. ענו על השאלות בלשונית "משוב".</text:p>
      <text:p text:style-name="P15"><text:s/></text:p>
      <text:p text:style-name="P17">----</text:p>
      <text:p text:style-name="P17"/>
      <text:p text:style-name="P6"><text:span text:style-name="T18">בנוסף, </text:span><text:span text:style-name="T19">יש לענות על שאלה אחת לבחירתכם. <text:s/></text:span><text:span text:style-name="T17">שאלות המסומנות בכוכבית (*) מזכות בניקוד כפול.</text:span></text:p>
      <text:p text:style-name="P20"><text:span text:style-name="T28">שאלה </text:span><text:span text:style-name="T11">1</text:span><text:span text:style-name="T28">: </text:span><text:span text:style-name="T31">חלוקה אגליטרית מדויקת – תיכנות ליניארי בשלמים</text:span></text:p>
      <text:p text:style-name="P37"><text:span text:style-name="T28">א. כתבו פונקציה למציאת חלוקה אגליטרית מדויקת </text:span><text:span text:style-name="T50">של חפצים</text:span><text:span text:style-name="T49"> </text:span><text:span text:style-name="T50">בדידים</text:span><text:span text:style-name="T33"> </text:span><text:span text:style-name="T28">ע"י תיכנות ליניארי בשלמים.</text:span><text:span text:style-name="T32"> </text:span><text:span text:style-name="T51">כותרת הפונקציה כמו במטלה הקודמת:</text:span></text:p>
      <text:p text:style-name="P23">def <text:span text:style-name="T65">egalitarian_allocation</text:span>(</text:p>
      <text:p text:style-name="P23"><text:s text:c="3"/>valuations: list[list[float]])</text:p>
      <text:p text:style-name="P25"/>
      <text:p text:style-name="P25">כאשר valuations היא מטריצת הערכים. דוגמה לקלט:</text:p>
      <text:p text:style-name="P27"><text:span text:style-name="T65">egalitarian_allocation</text:span>(</text:p>
      <text:p text:style-name="P27"><text:s/>valuations=[[11,11,22,33,44], [11,22,44,55,66], [11,33,22,11,66]])</text:p>
      <text:p text:style-name="P39"><text:span text:style-name="T28"/></text:p>
      <text:p text:style-name="P39"><text:span text:style-name="T28">מותר להשתמש בקוד מפתרון המטלה הקודמת. שימו לב שהפעם החפצים בדידים, ולכן הפלט יהיה שונה מבמטלה הקודמת. </text:span><text:span text:style-name="T34">דוגמה לפלט:</text:span></text:p>
      <text:p text:style-name="P32">Player 0 gets items <text:span text:style-name="T68">0</text:span>, 4 with value <text:span text:style-name="T68">55</text:span></text:p>
      <text:p text:style-name="P32">Player <text:span text:style-name="T68">1</text:span> gets items <text:span text:style-name="T68">3</text:span> with value <text:span text:style-name="T68">55</text:span></text:p>
      <text:p text:style-name="P32">Player <text:span text:style-name="T68">2</text:span> gets items <text:span text:style-name="T68">1</text:span>, <text:span text:style-name="T68">2</text:span> with value <text:span text:style-name="T68">55</text:span></text:p>
      <text:p text:style-name="P36">ב. ציירו <text:span text:style-name="T64">גרף </text:span>של זמן הריצה של הפונקציה שלכם כפונקציה של מספר החפצים, <text:span text:style-name="T67">כאשר החפצים בדידים; וגרף נוסף כאשר החפצים רציפים (כמו במטלה הקודמת).</text:span></text:p>
      <text:p text:style-name="P38"><text:span text:style-name="T28"/></text:p>
      <text:p text:style-name="P9"><text:soft-page-break/><text:span text:style-name="T28">שאלה </text:span><text:span text:style-name="T12">2</text:span><text:span text:style-name="T28">: </text:span><text:span text:style-name="T29">חלוקה אגליטרית מדוייקת –</text:span><text:span text:style-name="T6"> </text:span><text:span text:style-name="T10">חיפוש במרחב המצבים</text:span></text:p>
      <text:p text:style-name="P29">א. כתבו תוכנית בפייתון, המבצעת חיפוש במרחב המצבים לבעיית חלוקת חפצים <text:span text:style-name="T52">אגליטרית</text:span> בין <text:span text:style-name="T56">שני שחקנים</text:span>. <text:span text:style-name="T53"> </text:span><text:span text:style-name="T60">כותרת הפונקציה כמו </text:span><text:span text:style-name="T61">בשאלה 1, רק שהפעם ניתן להניח שיש רק שני שחקנים. </text:span><text:span text:style-name="T58">לדוגמה:</text:span></text:p>
      <text:p text:style-name="P30">&gt;&gt;&gt; egalitarian_allocation([4, 5, 6, 7 ,8], [<text:span text:style-name="T58">8</text:span>, <text:span text:style-name="T58">7</text:span>, <text:span text:style-name="T58">6</text:span>, <text:span text:style-name="T58">5</text:span> ,<text:span text:style-name="T58">4</text:span>])</text:p>
      <text:p text:style-name="P31">Player 0 gets items 3, 4 with value 15</text:p>
      <text:p text:style-name="P31">Player 1 gets items 0, 1, 2 with value 21</text:p>
      <text:p text:style-name="P28"/>
      <text:p text:style-name="P35">ב. ציירו גרפים של זמן הריצה של הפונקציה שלכם כפונקציה של מספר החפצים, כאשר משתמשים בשני כללי-הגיזום <text:span text:style-name="T66">שלמדנו בהרצאה</text:span>, או רק בכלל א, או רק בכלל ב, או באף אחד מהכללים.</text:p>
      <text:p text:style-name="P34"><text:span text:style-name="T59">* ג. כתבו פונקציה כנ"ל למציאת חלוקה הממקסמת את </text:span><text:span text:style-name="T57">מכפלת הערכים</text:span><text:span text:style-name="T62"> (רמז: רוב הקוד יהיה דומה </text:span><text:span text:style-name="T63">לסעיף א).</text:span></text:p>
      <text:p text:style-name="P10"><text:span text:style-name="T28">שאלה </text:span><text:span text:style-name="T5">3</text:span><text:span text:style-name="T28">: </text:span><text:span text:style-name="T40">אלגוריתם הרשימה – יחס קירוב מדוייק יותר</text:span></text:p>
      <text:p text:style-name="P4"><text:span text:style-name="T16">הוכיחו: יחס הקירוב של אלגוריתם הרשימה בחלוק</text:span><text:span text:style-name="T23">ת מטלות</text:span><text:span text:style-name="T16"> ל-n שחקנים הוא לכל היותר:</text:span></text:p>
      <text:p text:style-name="P5">2 – 1/n</text:p>
      <text:p text:style-name="P19"><text:span text:style-name="T28">שאלה </text:span><text:span text:style-name="T30">4</text:span><text:span text:style-name="T8">: </text:span><text:span text:style-name="T9">האלגוריתם החמדני – יחס קירוב הדוק</text:span></text:p>
      <text:p text:style-name="P12"><text:span text:style-name="T44">בסיכום </text:span><text:span text:style-name="T39">הוכחנו, שלכל n, </text:span><text:span text:style-name="T45">ולכל </text:span><text:span text:style-name="T39">בעיית </text:span><text:span text:style-name="T42">חלוקת מטלות עם n שחקנים, </text:span><text:span text:style-name="T39">יחס הקירוב של האלגוריתם החמדני הוא </text:span><text:span text:style-name="T45">לכל היותר </text:span><text:span text:style-name="T37">(4n-1) חלקי (3n)</text:span><text:span text:style-name="T38">.</text:span></text:p>
      <text:p text:style-name="P8"/>
      <text:p text:style-name="P11"><text:span text:style-name="T44">הראו</text:span><text:span text:style-name="T41">, שלכל n, </text:span><text:span text:style-name="T46">קיימת</text:span><text:span text:style-name="T48"> </text:span><text:span text:style-name="T42">בעיית חלוקת מטלות עם n שחקנים, שבה </text:span><text:span text:style-name="T43">יחס הקירוב של האלגוריתם החמדני הוא </text:span><text:span text:style-name="T47">בדיוק</text:span><text:span text:style-name="T43"> </text:span><text:span text:style-name="T37">(4n-1) חלקי (3n)</text:span><text:span text:style-name="T36">.</text:span></text:p>
      <text:p text:style-name="P7"/>
      <text:p text:style-name="P3"><text:span text:style-name="T21">רמז</text:span><text:span text:style-name="T27">: הדוגמה </text:span><text:span text:style-name="T26">ב</text:span><text:span text:style-name="T25">הרצאה </text:span><text:span text:style-name="T27">מתאימה </text:span><text:span text:style-name="T25">ל- </text:span><text:span text:style-name="T24">n=4; <text:s/>נסו להכליל את הדוגמה לכל n.</text:span></text:p>
      <text:p text:style-name="P21"/>
      <text:p text:style-name="P18">שאלה <text:span text:style-name="T3">5: </text:span><text:span text:style-name="T4">סיבוכיות מיקסום המכפלה</text:span></text:p>
      <text:p text:style-name="P33">הוכיחו, שהבעיה של מציאת חלוקת-חפצים הממקסמת את מכפלת הערכים היא NP-קשה.</text:p>
      <text:p text:style-name="P33"><text:span text:style-name="T20">רמז</text:span>: רדוקציה מבעיית חלוקת המספרים (Partition).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23T15:03:35.707000000</dc:date>
    <meta:editing-duration>P12DT6H11M20S</meta:editing-duration>
    <meta:editing-cycles>1667</meta:editing-cycles>
    <meta:document-statistic meta:table-count="0" meta:image-count="0" meta:object-count="0" meta:page-count="2" meta:paragraph-count="40" meta:word-count="421" meta:character-count="2461" meta:non-whitespace-character-count="2063"/>
  </office:meta>
</office:document-meta>
</file>